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Normal">#19-01-1925 poniedzialek ok 19:00, Teatr</text:p>
      <text:p text:style-name="Normal">wyprowadzamy nieprzytomnego murzyna z teatru, skonczylismy rozmawiac z kobietami.</text:p>
      <text:p text:style-name="Normal">Prowadzimy go do auta, kiedy zatrzymuje nas Donald Frye i Charles Winstead detektywi, jednego z nich widzielismy w Harlemie, kiedy odwiedzalismy JuJu House, ich przelozonym jest kpt Walter Robson.</text:p>
      <text:p text:style-name="Normal">Spisuja nas, wrzucaja nieprzytomnego murzyna do radiowozu, John wszystkich spisal, rejestracje i numer radiowozu.</text:p>
      <text:p text:style-name="Normal">Radiowoz odjechal.</text:p>
      <text:p text:style-name="Normal">Millie Adams i Rebeca wyszly z teatru, John jednak zauwaza, ze ktos je sledzi.</text:p>
      <text:p text:style-name="Normal">Ja i John wysiadamy z auta, Jack i Elijah zostaja w samochodzie. Idziemy za Millie i Rebeca.</text:p>
      <text:p text:style-name="Normal">Widzimy jak idzie w naszym kierunku od glownej ulicy Donald Frye.</text:p>
      <text:p text:style-name="Normal">Wracamy do samochodu, odbieramy Millie Adams i Rebece, zawozimy je do domu.</text:p>
      <text:p text:style-name="Normal">Wracamy do hotelu po wszystkim godz ok 21.</text:p>
      <text:p text:style-name="Normal">kpt Robson prawdopodobnie zaciera slady, jest oplacany przez kogos wplywowego, zgarnia podejrzanych na swoj posterunek.</text:p>
      <text:p text:style-name="Normal">Pod naszym hotelem jest auto, ktore nas sledzilo, kiedy podjechalismy auto ruszylo i odjechalo.</text:p>
      <text:p text:style-name="Normal">Dzwonila do hotelu Claudia Obanon, miala zebrac informacje na temat kpt Robsona.</text:p>
      <text:p text:style-name="Normal">Jedziemy do Clodagh Bannon, Jack i Elijah ida, ja i John zostajemy w aucie.</text:p>
      <text:p text:style-name="Normal"/>
      <text:p text:style-name="Normal">#wtorek 20-01-1925</text:p>
      <text:p text:style-name="Normal">kontaktujemy sie z Carltonem w sprawie potencjalnego opuszczenia miasta, chcemy zeby poinformowal w naszym imieniu por Poola ze opuszczamy miasto na zaproszenie Panny Carlylea i bedziemy wieczorek ponownie w hotelu.</text:p>
      <text:p text:style-name="Normal">Jedziemy do Sing Sing, jak bedziemy wracac jedziemy do Carlyleow</text:p>
      <text:p text:style-name="Normal"/>
      <text:p text:style-name="Normal">#wizyta w wiezieniu</text:p>
      <text:p text:style-name="Normal">mamy 30 minut, sam Pan Burton po nas wychodzi. Po drodze mijamy zolty budynek gdzie znajduje sie krzeslo elektryczne.</text:p>
      <text:p text:style-name="Normal">Adams jest dosc muskularny o ostrych rysach twarzy. Wlosy przypruszone siwizna, twarz poznaczona zmarszczkami.</text:p>
      <text:p text:style-name="Normal">Padaja pytania: czego szukal w bibliotece, czy mozna ufac Nedalowi Johnsonowi - dziennikarz, przyjaciel Adams- pracuje w New York Age.</text:p>
      <text:p text:style-name="Normal">Znalazl informacje o kulcie krwawego jezyka, ktory wywodzi sie z Kenii. Kolejne pytanie padlo o Robsona.</text:p>
      <text:p text:style-name="Normal">Douglas - artysta</text:p>
      <text:p text:style-name="Normal">Art Mills - muzyk jazzowy</text:p>
      <text:p text:style-name="Normal">Jackie Wallace - sanitariusz</text:p>
      <text:p text:style-name="Normal">spotykaja sie w barze.</text:p>
      <text:p text:style-name="Normal">Znikniecia zawsze byly kiedy ksiezyc byl w Nowiu.</text:p>
      <text:p text:style-name="Normal">139 i 6 aleja ,Fat Maybelle’s tajna knajpa. Mukunga M'dari</text:p>
      <text:p text:style-name="Normal">od zachodniej 137 , lenox ave, ciesnina harlemska - obszar gdzie znikaly osoby, wyjatkiem byl El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text-properties fo:font-size="12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next-style-name="Text_20_body" style:default-outline-level="1" style:class="text">
      <style:text-properties fo:font-size="18pt" fo:font-weight="bold"/>
    </style:style>
    <style:style style:name="Heading_20_2" style:display-name="Heading 2" style:family="paragraph" style:next-style-name="Text_20_body" style:default-outline-level="2" style:class="text">
      <style:text-properties fo:font-size="16pt" fo:font-weight="bold"/>
    </style:style>
    <style:style style:name="Heading_20_3" style:display-name="Heading 3" style:family="paragraph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next-style-name="Text_20_body" style:default-outline-level="4" style:class="text">
      <style:text-properties fo:font-size="12pt" fo:font-weight="bold"/>
    </style:style>
    <style:style style:name="Heading_20_5" style:display-name="Heading 5" style:family="paragraph" style:next-style-name="Text_20_body" style:default-outline-level="5" style:class="text">
      <style:text-properties fo:font-size="10pt" fo:font-weight="bold"/>
    </style:style>
    <style:style style:name="Heading_20_6" style:display-name="Heading 6" style:family="paragraph" style:next-style-name="Text_20_body" style:default-outline-level="6" style:class="text">
      <style:text-properties fo:font-size="8pt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9" meta:word-count="340" meta:character-count="2249"/>
    <dc:date>2022-03-25T19:31:28.44</dc:date>
    <dc:creator>Adrian Adrian</dc:creator>
    <meta:editing-duration>PT54S</meta:editing-duration>
    <meta:editing-cycles>1</meta:editing-cycles>
    <meta:generator>OpenOffice/4.1.5$Win32 OpenOffice.org_project/415m1$Build-9789</meta:generator>
  </office:meta>
</office:document-meta>
</file>